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9000000B90491F07C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a63bc" officeooo:paragraph-rsid="000a63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016in" svg:y="-0.5902in" svg:width="7.548in" svg:height="10.1917in" draw:z-index="0"><draw:image xlink:href="Pictures/100000000000089000000B90491F07CD.jpg" xlink:type="simple" xlink:show="embed" xlink:actuate="onLoad"/></draw:frame><text:soft-page-break/>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23:53:52.487922317</meta:creation-date>
    <dc:date>2015-09-14T00:06:33.213044747</dc:date>
    <meta:editing-duration>PT12M40S</meta:editing-duration>
    <meta:editing-cycles>2</meta:editing-cycles>
    <meta:generator>LibreOffice/5.0.1.2.0$Linux_X86_64 LibreOffice_project/00m0$Build-2</meta:generator>
    <meta:document-statistic meta:table-count="0" meta:image-count="1" meta:object-count="0" meta:page-count="2" meta:paragraph-count="1" meta:word-count="1" meta:character-count="2" meta:non-whitespace-character-count="2"/>
  </office:meta>
</office:document-meta>
</file>